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bd6b" officeooo:paragraph-rsid="001ebd6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bd6b" officeooo:paragraph-rsid="001ebd6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bd6b" officeooo:paragraph-rsid="001ebd6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ebd6b" officeooo:paragraph-rsid="001ebd6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bd6b" officeooo:paragraph-rsid="0020fa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ebd6b" officeooo:paragraph-rsid="0027393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39340" officeooo:paragraph-rsid="0023934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bd6b" officeooo:paragraph-rsid="001ebd6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ebd6b" officeooo:paragraph-rsid="001ebd6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e181e" fo:font-weight="normal" officeooo:rsid="00258f31" officeooo:paragraph-rsid="00258f3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ebd6b" officeooo:paragraph-rsid="0020fade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207769" officeooo:paragraph-rsid="0020fad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22b265" officeooo:paragraph-rsid="0022b265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239340" officeooo:paragraph-rsid="00239340" style:font-size-asian="14pt" style:font-weight-asian="normal" style:font-size-complex="14pt" style:font-weight-complex="normal"/>
    </style:style>
    <style:style style:name="T1" style:family="text">
      <style:text-properties officeooo:rsid="00207769"/>
    </style:style>
    <style:style style:name="T2" style:family="text">
      <style:text-properties officeooo:rsid="0020fade"/>
    </style:style>
    <style:style style:name="T3" style:family="text">
      <style:text-properties officeooo:rsid="00239340"/>
    </style:style>
    <style:style style:name="T4" style:family="text">
      <style:text-properties officeooo:rsid="00254747"/>
    </style:style>
    <style:style style:name="T5" style:family="text">
      <style:text-properties officeooo:rsid="00273939"/>
    </style:style>
    <style:style style:name="T6" style:family="text">
      <style:text-properties officeooo:rsid="002748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titution du besoin pour le projet «VerreTT»</text:p>
      <text:p text:style-name="P1"/>
      <text:p text:style-name="P1"/>
      <text:p text:style-name="P1"/>
      <text:p text:style-name="P8"/>
      <text:p text:style-name="P9">BESOINS DU CLIENT : </text:p>
      <text:p text:style-name="P3"/>
      <text:p text:style-name="P4">- Avoir un site type E-Commerce pour la vente des « VerreTT » <text:span text:style-name="T2">et qui s’adapte à tous type d’écrans ( ordinateur, tablette, smartphone )</text:span></text:p>
      <text:p text:style-name="P4"/>
      <text:p text:style-name="P4">- <text:span text:style-name="T6">Possibilités de payement en ligne après avoir créer un compte </text:span></text:p>
      <text:p text:style-name="P4"/>
      <text:p text:style-name="P6">- <text:span text:style-name="T5">Création d’un logo</text:span></text:p>
      <text:p text:style-name="P4"/>
      <text:p text:style-name="P4">- Augmenter la visibilités du produit car il est très peu connus en France</text:p>
      <text:p text:style-name="P4"/>
      <text:p text:style-name="P4">- Cibler un public familial mais aisé</text:p>
      <text:p text:style-name="P4"/>
      <text:p text:style-name="P5">- Présenter le produit et mettre en va<text:span text:style-name="T1">leur ses caractéristiques :</text:span></text:p>
      <text:list xml:id="list3918409297" text:style-name="L1">
        <text:list-item>
          <text:p text:style-name="P12">Fabrication en acrylique</text:p>
        </text:list-item>
        <text:list-item>
          <text:p text:style-name="P11"><text:span text:style-name="T2">Produit respectueux des utilisateurs </text:span><text:s/><text:span text:style-name="T2">(sans bisphénol A )</text:span></text:p>
        </text:list-item>
        <text:list-item>
          <text:p text:style-name="P13">Produit réutilisable <text:span text:style-name="T3">et respectueux de l’environnement ( l’acrylique peut être recycler à l’infini ) </text:span></text:p>
        </text:list-item>
        <text:list-item>
          <text:p text:style-name="P14">Produit qui Supporte la chaleur et qui peut se laver au lave-vaisselle </text:p>
        </text:list-item>
        <text:list-item>
          <text:p text:style-name="P14">Produit qui ne se ternis pas</text:p>
        </text:list-item>
        <text:list-item>
          <text:p text:style-name="P14">Produit solide</text:p>
          <text:p text:style-name="P14"/>
        </text:list-item>
      </text:list>
      <text:p text:style-name="P7">- Mettre en avant le coté tout terrain et pratique du produit</text:p>
      <text:p text:style-name="P7"/>
      <text:p text:style-name="P7">- <text:span text:style-name="T4">Mettre en avant l’esthétique du produit et le coté un peu «jet-set»</text:span></text:p>
      <text:p text:style-name="P7"/>
      <text:p text:style-name="P7"/>
      <text:p text:style-name="P7"/>
      <text:p text:style-name="P10">Document établis et envoyé par mail le 23/07/2018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16:12.429536859</meta:creation-date>
    <dc:date>2018-07-23T13:47:49.845162071</dc:date>
    <meta:editing-duration>PT2H15M4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68" meta:character-count="942" meta:non-whitespace-character-count="793"/>
  </office:meta>
</office:document-meta>
</file>